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officeooo:paragraph-rsid="00018ccd"/>
    </style:style>
    <style:style style:name="P3" style:family="paragraph" style:parent-style-name="Standard">
      <style:paragraph-properties fo:margin-left="1.249cm" fo:margin-right="0cm" fo:text-indent="0cm" style:auto-text-indent="false"/>
    </style:style>
    <style:style style:name="P4" style:family="paragraph" style:parent-style-name="Standard">
      <style:paragraph-properties fo:margin-left="1.244cm" fo:margin-right="0cm" fo:text-indent="0cm" style:auto-text-indent="false"/>
    </style:style>
    <style:style style:name="P5" style:family="paragraph" style:parent-style-name="Standard">
      <style:paragraph-properties fo:margin-left="0cm" fo:margin-right="0cm" fo:text-indent="1.249cm" style:auto-text-indent="false"/>
    </style:style>
    <style:style style:name="P6" style:family="paragraph" style:parent-style-name="Standard" style:master-page-name="Standard">
      <style:paragraph-properties style:page-number="auto"/>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officeooo:rsid="00018ccd" officeooo:paragraph-rsid="00018ccd"/>
    </style:style>
    <style:style style:name="P9" style:family="paragraph" style:parent-style-name="Standard">
      <style:paragraph-properties fo:margin-left="0cm" fo:margin-right="0cm" fo:text-indent="0cm" style:auto-text-indent="false"/>
      <style:text-properties style:text-underline-style="none" officeooo:rsid="00018ccd" officeooo:paragraph-rsid="0002e39d"/>
    </style:style>
    <style:style style:name="P10" style:family="paragraph" style:parent-style-name="Standard">
      <style:paragraph-properties fo:margin-left="0cm" fo:margin-right="0cm" fo:text-indent="0cm" style:auto-text-indent="false"/>
      <style:text-properties style:text-underline-style="none" fo:font-weight="bold" officeooo:rsid="0002e39d" officeooo:paragraph-rsid="0002e39d" style:font-weight-asian="bold" style:font-weight-complex="bold"/>
    </style:style>
    <style:style style:name="P11" style:family="paragraph" style:parent-style-name="Standard">
      <style:paragraph-properties fo:margin-left="0cm" fo:margin-right="0cm" fo:text-indent="0cm" style:auto-text-indent="false"/>
      <style:text-properties officeooo:paragraph-rsid="0002e39d"/>
    </style:style>
    <style:style style:name="P12" style:family="paragraph" style:parent-style-name="Standard">
      <style:paragraph-properties fo:margin-left="0cm" fo:margin-right="0cm" fo:text-indent="0cm" style:auto-text-indent="false"/>
      <style:text-properties officeooo:rsid="0002e39d" officeooo:paragraph-rsid="00045db7"/>
    </style:style>
    <style:style style:name="P13" style:family="paragraph" style:parent-style-name="Standard">
      <style:paragraph-properties fo:margin-left="0cm" fo:margin-right="0cm" fo:text-indent="0cm" style:auto-text-indent="false"/>
      <style:text-properties officeooo:rsid="00045db7" officeooo:paragraph-rsid="00045db7"/>
    </style:style>
    <style:style style:name="P14" style:family="paragraph" style:parent-style-name="Standard">
      <style:paragraph-properties fo:margin-left="0cm" fo:margin-right="0cm" fo:text-indent="0cm" style:auto-text-indent="false"/>
      <style:text-properties officeooo:paragraph-rsid="00045db7"/>
    </style:style>
    <style:style style:name="P15" style:family="paragraph" style:parent-style-name="Standard">
      <style:paragraph-properties fo:margin-left="0cm" fo:margin-right="0cm" fo:text-indent="0cm" style:auto-text-indent="false"/>
      <style:text-properties officeooo:rsid="0004f55d" officeooo:paragraph-rsid="0004f55d"/>
    </style:style>
    <style:style style:name="P16" style:family="paragraph" style:parent-style-name="Standard">
      <style:paragraph-properties fo:margin-left="0cm" fo:margin-right="0cm" fo:text-indent="0cm" style:auto-text-indent="false"/>
      <style:text-properties fo:font-weight="bold" officeooo:rsid="0002e39d" officeooo:paragraph-rsid="0002e39d" style:font-weight-asian="bold" style:font-weight-complex="bold"/>
    </style:style>
    <style:style style:name="P17" style:family="paragraph" style:parent-style-name="Standard">
      <style:paragraph-properties fo:margin-left="0cm" fo:margin-right="0cm" fo:text-indent="0cm" style:auto-text-indent="false"/>
      <style:text-properties fo:font-weight="bold" officeooo:rsid="00045db7" officeooo:paragraph-rsid="00045db7" style:font-weight-asian="bold" style:font-weight-complex="bold"/>
    </style:style>
    <style:style style:name="P18" style:family="paragraph" style:parent-style-name="Standard">
      <style:paragraph-properties fo:margin-left="0cm" fo:margin-right="0cm" fo:text-indent="0cm" style:auto-text-indent="false"/>
      <style:text-properties fo:font-weight="bold" officeooo:rsid="0004f55d" officeooo:paragraph-rsid="0004f55d" style:font-weight-asian="bold" style:font-weight-complex="bold"/>
    </style:style>
    <style:style style:name="P19"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045db7" officeooo:paragraph-rsid="00045db7" style:font-style-asian="normal" style:font-weight-asian="bold" style:font-style-complex="normal" style:font-weight-complex="bold"/>
    </style:style>
    <style:style style:name="P20"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04f55d" officeooo:paragraph-rsid="0004f55d" style:font-weight-asian="bold" style:font-weight-complex="bold"/>
    </style:style>
    <style:style style:name="T1" style:family="text">
      <style:text-properties style:text-underline-style="solid" style:text-underline-type="double" style:text-underline-width="auto" style:text-underline-color="font-color" fo:font-weight="bold" style:font-weight-asian="bold"/>
    </style:style>
    <style:style style:name="T2" style:family="text">
      <style:text-properties fo:font-size="12pt" style:text-underline-style="solid" style:text-underline-type="double" style:text-underline-width="auto" style:text-underline-color="font-color" fo:font-weight="bold" style:font-size-asian="12pt"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officeooo:rsid="00018ccd" style:font-weight-asian="bold"/>
    </style:style>
    <style:style style:name="T6" style:family="text">
      <style:text-properties fo:font-weight="bold" style:font-weight-asian="bold"/>
    </style:style>
    <style:style style:name="T7" style:family="text">
      <style:text-properties fo:font-weight="bold" officeooo:rsid="00018ccd" style:font-weight-asian="bold"/>
    </style:style>
    <style:style style:name="T8" style:family="text">
      <style:text-properties fo:font-weight="bold" style:font-weight-asian="bold" style:font-weight-complex="bold"/>
    </style:style>
    <style:style style:name="T9" style:family="text">
      <style:text-properties fo:font-weight="bold" officeooo:rsid="00018ccd" style:font-weight-asian="bold" style:font-weight-complex="bold"/>
    </style:style>
    <style:style style:name="T10" style:family="text">
      <style:text-properties fo:font-weight="bold" officeooo:rsid="0002e39d" style:font-weight-asian="bold" style:font-weight-complex="bold"/>
    </style:style>
    <style:style style:name="T11" style:family="text">
      <style:text-properties fo:font-weight="bold" officeooo:rsid="00045db7" style:font-weight-asian="bold" style:font-weight-complex="bold"/>
    </style:style>
    <style:style style:name="T12" style:family="text">
      <style:text-properties fo:language="en" fo:country="US" fo:font-weight="bold" style:font-weight-asian="bold"/>
    </style:style>
    <style:style style:name="T13" style:family="text">
      <style:text-properties officeooo:rsid="00018ccd"/>
    </style:style>
    <style:style style:name="T14" style:family="text">
      <style:text-properties officeooo:rsid="0002e39d"/>
    </style:style>
    <style:style style:name="T15" style:family="text">
      <style:text-properties fo:font-weight="normal" officeooo:rsid="0002e39d" style:font-weight-asian="normal" style:font-weight-complex="normal"/>
    </style:style>
    <style:style style:name="T16" style:family="text">
      <style:text-properties style:text-underline-style="none" fo:font-weight="bold" officeooo:rsid="0002e39d" style:font-weight-asian="bold" style:font-weight-complex="bold"/>
    </style:style>
    <style:style style:name="T17" style:family="text">
      <style:text-properties officeooo:rsid="00045db7"/>
    </style:style>
    <style:style style:name="T18" style:family="text">
      <style:text-properties officeooo:rsid="0004f5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flichtenheft zum Spiel OceanBomber</text:span></text:p>
      <text:p text:style-name="Standard">Im Folgenden werden alle wichtigen Klassen mit ihren wichtigen Attributen und Methoden genannt, die für die Implementierung wichtig sind.</text:p>
      <text:p text:style-name="Standard"/>
      <text:p text:style-name="Standard"><text:span text:style-name="T4">Flugzeug</text:span></text:p>
      <text:p text:style-name="Standard"><text:span text:style-name="T6">Beschreibung:</text:span></text:p>
      <text:p text:style-name="P3">Flugzeug ist die Spielfigur die vom Spieler gesteuert wird und mit dem man die Gegnerischen Flugzeuge (Klasse: attacking) durch abschießen und die gegnerischen Boote (Klasse: Boot) durch den Abwurf von Bomben zerstören muss.</text:p>
      <text:p text:style-name="P3">Zu dem Flugzeug gehört außerdem der Propeller (Klasse: Propeller), der für die Animation des Propellers verantwortlich ist.</text:p>
      <text:p text:style-name="P3">Das Flugzeug des Spielers kann durch eine Auswahl im Menü verschiedene Aussehen erhalten.</text:p>
      <text:p text:style-name="P3">Das Flugzeug befindet sich immer in der Mitte vom Bildschirm und der Rest bewegt sich außen rum.</text:p>
      <text:p text:style-name="Standard"><text:span text:style-name="T6">Wichtige Methoden sind:</text:span></text:p>
      <text:p text:style-name="P3"><text:span text:style-name="T6">touched():</text:span> Überprüft, ob das Flugzeug des Spielers von einem Schuss getroffen wird und zieht, wenn das der Fall ist ein Leben von der Lebensanzeige (Klasse: Lebensanzeige) ab.</text:p>
      <text:p text:style-name="P3"><text:span text:style-name="T6">shoot(): </text:span>Methode um Schüsse abzufeuern, um die gegnerischen Flugzeuge (Klasse: attacking) zu zerstören.</text:p>
      <text:p text:style-name="P3"><text:span text:style-name="T6">steuerung(): </text:span>Legt die Steuerung des Flugzeuges fest.</text:p>
      <text:p text:style-name="Standard"><text:span text:style-name="T6">Wichtige Attribute sind:</text:span></text:p>
      <text:p text:style-name="Standard"><text:span text:style-name="T6"><text:tab/>lastShot: </text:span>Integer der die Schussgeschwindigkeit festlegt.</text:p>
      <text:p text:style-name="Standard"/>
      <text:p text:style-name="Standard"><text:span text:style-name="T4">Propeller</text:span></text:p>
      <text:p text:style-name="Standard"><text:span text:style-name="T6">Beschreibung:</text:span></text:p>
      <text:p text:style-name="P4">Propeller ist Teil der Grafik der Spielerfigur (Klasse: Flugzeug) und sorgt durch eine Abfolge von mehreren Bildern für die Illusion, dass sich der Propeller des Flugzeug dreht.</text:p>
      <text:p text:style-name="Standard"><text:span text:style-name="T6">Wichtige Methoden sind:</text:span></text:p>
      <text:p text:style-name="P3"><text:span text:style-name="T6">propellerFolgt(): </text:span>Sorgt dafür, dass der Propeller des Flugzeugs sich immer an der Position des Flugzeug (Klasse: Flugzeug) befindet und die selbe Rotation/ Ausrichtung besitzt.</text:p>
      <text:p text:style-name="P3"><text:span text:style-name="T6">propellerDrehen(): </text:span>Sorgt für eine Abfolge von Bildern, um die Illusion von einem sich drehenden Rotor zu erzeugen.</text:p>
      <text:p text:style-name="Standard"><text:span text:style-name="T6">Wichtige Attribute sind:</text:span></text:p>
      <text:p text:style-name="P4"><text:span text:style-name="T6">DREHGESCHWINDIGKEIT: </text:span>Integer, der die Geschwindigkeit festlegt, mit der sich der Rotor dreht.</text:p>
      <text:p text:style-name="P4"><text:span text:style-name="T6">counter:</text:span> Integer der die Ausgeführten Acts zählt.</text:p>
      <text:p text:style-name="P4"/>
      <text:p text:style-name="Standard"><text:soft-page-break/><text:span text:style-name="T4">Boden</text:span></text:p>
      <text:p text:style-name="Standard"><text:span text:style-name="T6">Beschreibung:</text:span></text:p>
      <text:p text:style-name="P4">Boden ist der Spielbereich in dem sich das Flugzeug des Spielers bewegen kann. Der Spielbereich wird durch den Rand (Klasse: BodenRot) eingegrenzt, in den der Spieler nicht rein fliegen darf.</text:p>
      <text:p text:style-name="Standard"><text:span text:style-name="T6">Wichtige Methoden sind:</text:span></text:p>
      <text:p text:style-name="P3"><text:span text:style-name="T6">getMapFaktor(): </text:span>Getter um den Faktor mit dem die Größe der Grafik des Bodens multipliziert wurde zu erfahren.</text:p>
      <text:p text:style-name="Standard"><text:span text:style-name="T6">Wichtige Attribute sind:</text:span></text:p>
      <text:p text:style-name="P4"><text:span text:style-name="T6">mapFaktor: </text:span>Integer, der den Multiplikator mit dem die Größe der Grafik des Bodens multipliziert wird festlegt.</text:p>
      <text:p text:style-name="Standard"/>
      <text:p text:style-name="Standard"><text:span text:style-name="T4">BodenRot</text:span></text:p>
      <text:p text:style-name="Standard"><text:span text:style-name="T6">Beschreibung:</text:span></text:p>
      <text:p text:style-name="P4">BodenRot ist der Rand des Spielbereichs (Klasse: Boden) in den der Spieler nicht reinfliegen darf, da er sonst stirbt.</text:p>
      <text:p text:style-name="Standard"><text:span text:style-name="T6">Wichtige Methoden sind:</text:span></text:p>
      <text:p text:style-name="Standard"><text:span text:style-name="T6">Wichtige Attribute sind:</text:span></text:p>
      <text:p text:style-name="P1"/>
      <text:p text:style-name="Standard"><text:span text:style-name="T4">BodenDurchsichtig</text:span></text:p>
      <text:p text:style-name="Standard"><text:span text:style-name="T6">Beschreibung:</text:span></text:p>
      <text:p text:style-name="P4">BodenDurchsichtig steuert die Bewegung vom Spielbereich (Klasse: Boden) und dessen Rand (Klasse: BodenRot).</text:p>
      <text:p text:style-name="Standard"><text:span text:style-name="T6">Wichtige Methoden sind:</text:span></text:p>
      <text:p text:style-name="P3"><text:span text:style-name="T6">bewegen(int): </text:span>Methode mit der BodenDurchsichtig und somit das Spielfeld in die entgegengesetzte Richtung der Bewegung des Spielers (Klasse: Flugzeug) bewegt wird und somit die Illusion entsteht, dass sich das Flugzeug des Spielers bewegt.</text:p>
      <text:p text:style-name="P3"><text:span text:style-name="T6">bodenFolgt(): </text:span>Methode, die dafür sorgt, dass sich das Spielfeld (Klasse: Boden) und dessen Rand (Klasse: BodenRot) immer an der Position von BodenDurchsichtig befinden und sie sich somit entgegengesetzt der Bewegung von dem Flugzeug bewegt.</text:p>
      <text:p text:style-name="P3"><text:span text:style-name="T6">getGeschwindigkeit(): </text:span>Getter um die Geschwindigkeit mit der sich der Spieler (Klasse: Flugzeug) bewegt zu erfahren.</text:p>
      <text:p text:style-name="P3"><text:span text:style-name="T6">setGeschwindigkeit(int): </text:span>Setter um die Geschwindigkeit festzulegen, mit der sich das Flugzeug des Spielers (Klasse: Flugzeug) bewegt.</text:p>
      <text:p text:style-name="Standard"><text:span text:style-name="T6">Wichtige Attribute sind:</text:span></text:p>
      <text:p text:style-name="P3"><text:span text:style-name="T6">geschwindigkeit: </text:span>Integer, der die Geschwindigkeit des vom Spieler gesteuerten Flugzeugs (Klasse: Flugzeug) festlegt.</text:p>
      <text:p text:style-name="P1"/>
      <text:p text:style-name="Standard"><text:span text:style-name="T4">attacking</text:span></text:p>
      <text:p text:style-name="Standard"><text:span text:style-name="T6">Beschreibung:</text:span></text:p>
      <text:p text:style-name="P3"><text:soft-page-break/>Attacking ist das gegnerische Flugzeug, dass versucht den Spieler (Klasse: Flugzeug) abzuschießen und vom Spieler (Klasse: Flugzeug) abgeschossen werden muss, damit er gewinnen kann.</text:p>
      <text:p text:style-name="Standard"><text:span text:style-name="T6">Wichtige Methoden sind:</text:span></text:p>
      <text:p text:style-name="P3"><text:span text:style-name="T6">touched():</text:span> Überprüft, ob das Flugzeug des Spielers von einem Schuss getroffen wird und löscht das Objekt, wenn das der Fall ist.</text:p>
      <text:p text:style-name="P3"><text:span text:style-name="T6">shoot(): </text:span>Methode um Schüsse abzufeuern.</text:p>
      <text:p text:style-name="P3"><text:span text:style-name="T6">turntoplain(): </text:span>Methode die, dafür sorgt, dass das attacking immer in Richtung vom Flugzeug des Spielers (Klasse: Flugzeug) fliegt.</text:p>
      <text:p text:style-name="Standard"><text:span text:style-name="T6">Wichtige Attribute sind:</text:span></text:p>
      <text:p text:style-name="P3"><text:span text:style-name="T6">speed: </text:span>Integer, der die Geschwindigkeit von attacking festlegt.</text:p>
      <text:p text:style-name="P3"><text:span text:style-name="T6">lastShot: </text:span>Integer der die Schussgeschwindigkeit festlegt.</text:p>
      <text:p text:style-name="Standard"/>
      <text:p text:style-name="Standard"><text:span text:style-name="T4">Boot</text:span></text:p>
      <text:p text:style-name="Standard"><text:span text:style-name="T6">Beschreibung:</text:span></text:p>
      <text:p text:style-name="P3">Boot ist das gegnerische Boot, dass durch den Spieler (Klasse: Flugzeug) durch eine Bombe zerstört <text:s/>werden muss, damit er gewinnen kann.</text:p>
      <text:p text:style-name="P3">Auf einem Boot Befindet sich immer ein Geschütz (Klasse: Geschuetz), dass versucht den Spieler (Klasse: Flugzeug) abzuschießen.</text:p>
      <text:p text:style-name="Standard"><text:span text:style-name="T6">Wichtige Methoden sind:</text:span></text:p>
      <text:p text:style-name="P3"><text:span text:style-name="T6">setLocation2(int, int):</text:span> Methode um PowerUps an einen neue Stelle zu zuweisen.</text:p>
      <text:p text:style-name="P3"><text:span text:style-name="T6">welt():</text:span> Ist eine Referenz auf die Welt.</text:p>
      <text:p text:style-name="Standard"><text:span text:style-name="T6">Wichtige Attribute sind:</text:span></text:p>
      <text:p text:style-name="P5"><text:span text:style-name="T6">xPosition: </text:span>Integer, der x-Position auf dem Spielfeld (Klasse: Boden).</text:p>
      <text:p text:style-name="P5"><text:span text:style-name="T6">yPosition: </text:span>Integer, der y-Position auf dem Spielfeld (Klasse: Boden).</text:p>
      <text:p text:style-name="P3"><text:span text:style-name="T6">rotation: </text:span>Integer, der die Rotation/ Ausrichtung des Bootes bestimmt.</text:p>
      <text:p text:style-name="P5"><text:span text:style-name="T6">Lebend: </text:span>Boolean, der bestimmt ob das Boot zerstört wurde, oder nicht.</text:p>
      <text:p text:style-name="P3"><text:span text:style-name="T6">EXPLOSIONSLAENGE: </text:span>Integer, der bestimmt wie lange das Bild eines zerstörten Bootes angezeigt werden soll.</text:p>
      <text:p text:style-name="P5"><text:span text:style-name="T6">counter:</text:span> Integer der die Ausgeführten Acts zählt.</text:p>
      <text:p text:style-name="Standard"/>
      <text:p text:style-name="Standard"><text:span text:style-name="T4">Geschuetz</text:span></text:p>
      <text:p text:style-name="Standard"><text:span text:style-name="T6">Beschreibung:</text:span></text:p>
      <text:p text:style-name="P3"><text:soft-page-break/>Geschuetz ist das Geschütz, dass sich auf einem Boot (Klasse: Boot) befindet und versucht den Spieler (Klasse: Spieler) abzuschießen.</text:p>
      <text:p text:style-name="Standard"><text:span text:style-name="T6">Wichtige Methoden sind:</text:span></text:p>
      <text:p text:style-name="P3"><text:span text:style-name="T6">shoot(): </text:span>Methode um Schüsse abzufeuern.</text:p>
      <text:p text:style-name="P3"><text:span text:style-name="T6">folgtBoot(): </text:span>Methode die, dafür sorgt, dass sich das Geschütz an der Richtigen Stelle auf dem Boot <text:s/>befindet.</text:p>
      <text:p text:style-name="Standard"><text:span text:style-name="T6">Wichtige Attribute sind:</text:span></text:p>
      <text:p text:style-name="P3"><text:span text:style-name="T6">lastShot: </text:span>Integer der die Schussgeschwindigkeit festlegt.</text:p>
      <text:p text:style-name="P1"/>
      <text:p text:style-name="Standard"/>
      <text:p text:style-name="Standard"><text:span text:style-name="T4">PowerUps</text:span></text:p>
      <text:p text:style-name="Standard"><text:span text:style-name="T6">Beschreibung:</text:span></text:p>
      <text:p text:style-name="P3">PowerUps sind Hilfsmittel für den Spieler (Klasse: Flugzeug) die durch hinüberfliegen eingesammelt werden können. Sie können den Spieler auf Zeit unverwundbar (Schild), schneller (Schnelligkeit) machen oder ihm ein weiteres Leben/ Herz geben (Herz).</text:p>
      <text:p text:style-name="Standard"><text:span text:style-name="T6">Wichtige Methoden sind:</text:span></text:p>
      <text:p text:style-name="P3"><text:span text:style-name="T6">setLocation2(int, int):</text:span> Methode um PowerUps an einen neue Stelle zu zuweisen.</text:p>
      <text:p text:style-name="P3"><text:span text:style-name="T6">welt():</text:span> Ist eine Referenz auf die Welt.</text:p>
      <text:p text:style-name="Standard"><text:span text:style-name="T6">Wichtige Attribute sind:</text:span></text:p>
      <text:p text:style-name="P5"><text:span text:style-name="T6">powerUpName: </text:span>String, der die Funktion/Art des PowerUps bestimmt.</text:p>
      <text:p text:style-name="P5"><text:span text:style-name="T6">xPosition: </text:span>Integer, der x-Position auf dem Spielfeld (Klasse: Boden).</text:p>
      <text:p text:style-name="P5"><text:span text:style-name="T6">yPosition: </text:span>Integer, der y-Position auf dem Spielfeld (Klasse: Boden).</text:p>
      <text:p text:style-name="P3"><text:span text:style-name="T6">bewegen: </text:span>Boolean, der festlegt ob PowerUps eingesammelt wurde oder nicht.</text:p>
      <text:p text:style-name="P5"><text:span text:style-name="T6">counter:</text:span> Integer der die Ausgeführten Acts zählt.</text:p>
      <text:p text:style-name="P3"><text:span text:style-name="T6">ABBLINKZEIT: </text:span>Integer, der die Zeit bestimmt, wie lange der Spieler (Klasse: Flugzeug) das PowerUp behalten soll.</text:p>
      <text:p text:style-name="Standard"/>
      <text:p text:style-name="Standard"><text:span text:style-name="T4">Shot</text:span></text:p>
      <text:p text:style-name="Standard"><text:span text:style-name="T6">Beschreibung:</text:span></text:p>
      <text:p text:style-name="P3">Shot ist ein Schuss der von den Flugzeugen (Klasse: Flugzeug, attacking) und dem Boot (Klasse: Boot) abgefeuert wird um andere zu zerstören.</text:p>
      <text:p text:style-name="Standard"><text:span text:style-name="T6">Wichtige Methoden sind:</text:span></text:p>
      <text:p text:style-name="P3"><text:span text:style-name="T6">isFrom(Actor): </text:span>Methode um den Schützen zu erfahren, der den Schuss abgefeuert hat.</text:p>
      <text:p text:style-name="Standard"><text:span text:style-name="T6">Wichtige Attribute sind:</text:span></text:p>
      <text:p text:style-name="P5"><text:span text:style-name="T6">attacker: </text:span>Referenz au den Schützen.</text:p>
      <text:p text:style-name="P5"><text:soft-page-break/><text:span text:style-name="T6">flew:</text:span> Integer, der die geflogene Strecke angibt.</text:p>
      <text:p text:style-name="P5"><text:span text:style-name="T6">speed: </text:span>Integer, der die Geschwindigkeit des Schusses bestimmt.</text:p>
      <text:p text:style-name="Standard"/>
      <text:p text:style-name="Standard"/>
      <text:p text:style-name="Standard"><text:span text:style-name="T4">LebensAnzeige</text:span></text:p>
      <text:p text:style-name="Standard"><text:span text:style-name="T6">Beschreibung:</text:span></text:p>
      <text:p text:style-name="P3">LebensAnzeige zeigt die Leben des Spielers (Klasse: Flugzeug) an. Die Leben können maximal drei sein und minimal null sein.</text:p>
      <text:p text:style-name="Standard"><text:span text:style-name="T6">Wichtige Methoden sind:</text:span></text:p>
      <text:p text:style-name="P3"><text:span text:style-name="T6">setLeben(int): Setter um die Anzahl der Leben zu setzen.</text:span></text:p>
      <text:p text:style-name="P3"><text:span text:style-name="T6">getLeben(): Getter um die Anzahl der Leben zu erfahren.</text:span></text:p>
      <text:p text:style-name="P3"><text:span text:style-name="T6">lebenAnzeigen(): Methode um die Anzeige zu aktualisieren, die die Leben anzeigt.</text:span></text:p>
      <text:p text:style-name="P3"><text:span text:style-name="T6">lebenAbziehen(): Methode um ein Leben abzuziehen.</text:span></text:p>
      <text:p text:style-name="P3"><text:span text:style-name="T6">lebenHinzufuegen(): Methode um ein Leben hinzuzufügen.</text:span></text:p>
      <text:p text:style-name="Standard"><text:span text:style-name="T6">Wichtige Attribute sind:</text:span></text:p>
      <text:p text:style-name="P5"><text:span text:style-name="T6">leben: </text:span>Integer, der die Lebensanzahl festlegt.</text:p>
      <text:p text:style-name="Standard"/>
      <text:p text:style-name="Standard"><text:span text:style-name="T4">Schrift</text:span></text:p>
      <text:p text:style-name="Standard"><text:span text:style-name="T6">Beschreibung:</text:span></text:p>
      <text:p text:style-name="P3">Schrift ermöglicht es einen beliebigen Text auf dem Bildschirm erscheinen zu lassen. Definiert außerdem die Funktion/ den Text der angezeigt werden soll.</text:p>
      <text:p text:style-name="Standard"><text:span text:style-name="T6">Wichtige Methoden sind:</text:span></text:p>
      <text:p text:style-name="P3"><text:span text:style-name="T6">textAnzeigen(String, int): </text:span>Methode um den Text zu definieren, der in einer bestimmten Größe angezeigt werden soll.</text:p>
      <text:p text:style-name="P3"><text:span text:style-name="T6">levelAnzeigen(int): </text:span>Methode um das ausgewählte Level in einer bestimmten Schriftgröße anzuzeigen.</text:p>
      <text:p text:style-name="P3"><text:span text:style-name="T6">warnungAnzeigen(int): </text:span>Methode um die Warnung anzuzeigen, die erscheint wenn der Spieler (Klasse: Flugzeug) zu nah am Rand des Spielfelds (Klasse: BodenRot) ist.</text:p>
      <text:p text:style-name="P3"><text:span text:style-name="T6">nameEingeben():</text:span>Methode, die einen Text (in dem Fall der Name) <text:s/>der eingeben wird mit Curser anzeigt und die Eingabe ermöglicht.</text:p>
      <text:p text:style-name="P3"><text:span text:style-name="T6">getName(): </text:span>Getter um den Name zu erfahren, der eingegeben wurde.</text:p>
      <text:p text:style-name="Standard"><text:span text:style-name="T6">Wichtige Attribute sind:</text:span></text:p>
      <text:p text:style-name="P5"><text:span text:style-name="T6">name: </text:span>String, der den eingegebenen Namen speichert.</text:p>
      <text:p text:style-name="P5"><text:span text:style-name="T6">taste: </text:span>String, der die zuletzt gedrückte Taste speichert.</text:p>
      <text:p text:style-name="P3"><text:soft-page-break/><text:span text:style-name="T6">buchstaben: </text:span>Integer, der die Anzahl von bereits eingegebenen Buchstaben speichert.</text:p>
      <text:p text:style-name="P5"><text:span text:style-name="T6">counter:</text:span> Integer der die Ausgeführten Acts zählt.</text:p>
      <text:p text:style-name="P5"><text:span text:style-name="T6">strich: </text:span>Boolean, der Bestimmt ob der Curser gerade sichtbar ist oder nicht.</text:p>
      <text:p text:style-name="P3"><text:span text:style-name="T6">schriftName: </text:span>String, der die Funktion und somit bestimmt, was für ein Text angezeigt werden soll.</text:p>
      <text:p text:style-name="P5"><text:span text:style-name="T6">BLINKEN: </text:span>Integer, der bestimmt wie schnell der Curser blinkt.</text:p>
      <text:p text:style-name="P3"><text:span text:style-name="T6">MAXBUCHSTABEN: </text:span>Integer, der die maximale Buchstabenzahl bestimmt, die eingegeben werden darf.</text:p>
      <text:p text:style-name="P1"/>
      <text:p text:style-name="Standard"><text:span text:style-name="T4">Tasten</text:span></text:p>
      <text:p text:style-name="Standard"><text:span text:style-name="T6">Beschreibung:</text:span></text:p>
      <text:p text:style-name="P3">Tasten ist die Klasse die für alle Tasten auf dem Bildschirm verantwortlich ist, die mit der Maus angeklickt werden können und deren Funktion/ die Aktionen die ausgelöst wird.</text:p>
      <text:p text:style-name="Standard"><text:span text:style-name="T6">Wichtige Methoden sind:</text:span></text:p>
      <text:p text:style-name="P3"><text:span text:style-name="T6">mausScale(): </text:span>Methode die Taste vergrößert, wenn sich der Mauszeiger auf dieser befindet.</text:p>
      <text:p text:style-name="P3"><text:span text:style-name="T6">mausNeuScale(): </text:span>Methode die den Faktor für die Vergrößerung der Methode mausScale() festlegt.</text:p>
      <text:p text:style-name="P3"><text:span text:style-name="T6">reglerBewegen(): </text:span>Methode die dafür sorgt, dass sich der Regler, der für die Lautstärke zuständig ist, bewegen lässt.</text:p>
      <text:p text:style-name="P3"><text:span text:style-name="T6">welt():</text:span> Ist eine Referenz auf die Welt.</text:p>
      <text:p text:style-name="Standard"><text:span text:style-name="T6">Wichtige Attribute sind:</text:span></text:p>
      <text:p text:style-name="P1"/>
      <text:p text:style-name="Standard"><text:span text:style-name="T4">Menue</text:span></text:p>
      <text:p text:style-name="Standard"><text:span text:style-name="T6">Beschreibung:</text:span></text:p>
      <text:p text:style-name="P3">Menue ist der Hintergrund für alle Menüs (Einstellung, Hauptmenü, Pause, GameOverBildschirm,...). Außerdem ist Menue die Klasse in der Sämtliche Informationen, wie das ausgewählte Level, die Lautstärke, der Spielzustand, die Erfolge (Informationen, die im Profil angezeigt werden),... gespeichert werden. Des Weiteren ist es die Klasse die für alle Sounds verantwortlich ist.</text:p>
      <text:p text:style-name="Standard"><text:span text:style-name="T6">Wichtige Methoden sind:</text:span></text:p>
      <text:p text:style-name="P3">Setter und Getter für fast alle Attribute dieser Klasse und Methoden um die verschiedenen Geräusche abzuspielen oder zu stoppen.</text:p>
      <text:p text:style-name="Standard"><text:span text:style-name="T6">Wichtige Attribute sind:</text:span></text:p>
      <text:p text:style-name="Standard"><text:span text:style-name="T6"><text:tab/>int breite: </text:span>Integer, der die Breite der Grafik bestimmt.</text:p>
      <text:p text:style-name="P3"><text:span text:style-name="T6">breiteNeu: </text:span>Integer, der die Breite des Bildes nach der Vergrößerung bestimmt</text:p>
      <text:p text:style-name="P5"><text:span text:style-name="T6">hoehe:</text:span> Integer, der die Höhe der Grafik bestimmt.</text:p>
      <text:p text:style-name="P3"><text:soft-page-break/><text:span text:style-name="T6">hoeheNeu: </text:span>Integer, der die Höhe des Bildes nach der Vergrößerung</text:p>
      <text:p text:style-name="Standard"><text:span text:style-name="T12"><text:s/><text:tab/></text:span><text:span text:style-name="T6">spielZustand: </text:span>String der den Zustand des Spiels bestimmt.</text:p>
      <text:p text:style-name="P3"><text:span text:style-name="T6">skin: </text:span>Integer, der den Skin/ das Aussehen des Flugzeugs des Spielers bestimmt (Klasse: Flugzeug).</text:p>
      <text:p text:style-name="P3"><text:span text:style-name="T6">level:</text:span> Integer, der das ausgewählte Level bestimmt.</text:p>
      <text:p text:style-name="P5"><text:span text:style-name="T6">counter:</text:span> Integer der die Ausgeführten Acts zählt.</text:p>
      <text:p text:style-name="P3"><text:span text:style-name="T6">musikVolumen:</text:span> Integer der die Lautstärke der Hintergrundmusik bestimmt.</text:p>
      <text:p text:style-name="P3"><text:span text:style-name="T6">soundVolumen: </text:span>Integer der die Lautstärke der restlichen Geräusche bestimmt (alles außer der Hintergrundmusik).</text:p>
      <text:p text:style-name="P3"><text:span text:style-name="T6">grafik: </text:span>Boolean, der bestimmt, ob Animationen (Bewegung der Propeller) an oder aus sind.</text:p>
      <text:p text:style-name="P3"><text:span text:style-name="T6">tode: </text:span>Integer, der die Anzahl der Tode speichert.</text:p>
      <text:p text:style-name="P3"><text:span text:style-name="T6">abschuesse: </text:span>Integer, der die Anzahl der Kills speichert.</text:p>
      <text:p text:style-name="P3"><text:span text:style-name="T6">verloren: </text:span>Integer, der die Anzahl der verlorenen Level speichert.</text:p>
      <text:p text:style-name="P5"><text:span text:style-name="T6">gewonnen: </text:span>Integer, der die Anzahl der gewonnen Level speichert.</text:p>
      <text:p text:style-name="P3"><text:span text:style-name="T6">heard: </text:span>Integer, der die Anzahl der eingesammelten PowerUps der Art Herz speichert.</text:p>
      <text:p text:style-name="P3"><text:span text:style-name="T6">shield: </text:span>Integer, der die Anzahl der eingesammelten PowerUps der Art Schilder speichert.</text:p>
      <text:p text:style-name="P3"><text:span text:style-name="T6">speed: </text:span>Integer, der die Anzahl der eingesammelten PowerUps der Art Schnelligkeit speichert.</text:p>
      <text:p text:style-name="P3"><text:span text:style-name="T6">name: String, der </text:span>den Namen des Spielers speichert.</text:p>
      <text:p text:style-name="P5"><text:span text:style-name="T6">LEVELANZAHL: </text:span>Integer, der die Anzahl der Level bestimmt.</text:p>
      <text:p text:style-name="P5"><text:span text:style-name="T6">SKINANZAHL: </text:span>Integer, der die Anzahl der Skins bestimmt.</text:p>
      <text:p text:style-name="Standard"/>
      <text:p text:style-name="Standard"><text:span text:style-name="T4">Welt</text:span></text:p>
      <text:p text:style-name="Standard"><text:span text:style-name="T6">Beschreibung:</text:span></text:p>
      <text:p text:style-name="P3">Welt ist die Klasse in der vermerkt ist, wann welches Objekt erschaffen werden muss.</text:p>
      <text:p text:style-name="Standard"><text:span text:style-name="T6">Wichtige Methoden sind:</text:span></text:p>
      <text:p text:style-name="P3"><text:span text:style-name="T6">menueErstellen():</text:span> Erstellt alle Objekte die für die Oberfläche des Menüs wichtig sind und setzt das Spieler Flugzeug richtig.</text:p>
      <text:p text:style-name="P3"><text:span text:style-name="T6">spielErstellen():</text:span> Erstellt alle Objekte die für die Oberfläche des Spiels wichtig sind und setzt das Spieler Flugzeug richtig.</text:p>
      <text:p text:style-name="P3"><text:span text:style-name="T6">neuesSpielErstellen():</text:span> Erstellt alle Objekte die für die Oberfläche des Spiels wichtig sind und setzt das Spieler Flugzeug richtig.</text:p>
      <text:p text:style-name="P3"><text:span text:style-name="T6">pauseErstellen():</text:span> Erstellt alle Objekte die für die Oberfläche des PauseMenüs wichtig sind und löscht die PauseTaste.</text:p>
      <text:p text:style-name="P3"><text:soft-page-break/><text:span text:style-name="T6">winErstellen():</text:span> Erstellt alle Objekte die für die Oberfläche des WinMenüs wichtig sind und löscht die PauseTaste.</text:p>
      <text:p text:style-name="P3"><text:span text:style-name="T6">gameOverErstellen():</text:span> Erstellt alle Objekte die für die Oberfläche des GameOverMenüs wichtig sind und löscht die PauseTaste.</text:p>
      <text:p text:style-name="P3"><text:span text:style-name="T6">allesLoeschen():</text:span> Löscht alle Objekte bis auf das Spieler Flugzeug und den Boden.</text:p>
      <text:p text:style-name="P3"><text:span text:style-name="T6">next():</text:span> Startet das nächste Level.</text:p>
      <text:p text:style-name="P3"><text:span text:style-name="T6">menueUndFlugzeug():</text:span> Erstellt das Menü mit dem Flugzeug nach dem der Spieler den Namen eingegeben hat.</text:p>
      <text:p text:style-name="P3"><text:span text:style-name="T6">schriftLoeschen():</text:span> Löscht alle Texte, die Angezeigt werden.</text:p>
      <text:p text:style-name="P3"><text:span text:style-name="T6">gegnerLoeschen():</text:span> Löscht alle Gegner (Klasse: attacking, Boot)</text:p>
      <text:p text:style-name="P3"><text:span text:style-name="T6">settingsErstellen():</text:span> Erstellt die Oberfläche für die Einstellungen.</text:p>
      <text:p text:style-name="P3"><text:span text:style-name="T6">namesMenueErstellen():</text:span> Erstellt die Oberfläche für die Namenswahl.</text:p>
      <text:p text:style-name="P3">profilErstellen():Erstellt die Oberfläche für das Profil.</text:p>
      <text:p text:style-name="P3"><text:span text:style-name="T6">newShot(int, int, int, Actor):</text:span> Erstellt einen neuen Schuss an einer bestimmten Stelle, der von einem bestimmten Actor in <text:s/>eine bestimmte Richtung abgefeuert wurde.</text:p>
      <text:p text:style-name="P3"><text:span text:style-name="T6">tasteErstellen(int , int, String):</text:span> Erstellt einen neue Taste an einer bestimmten Stelle und legt die Funktion der Taste fest.</text:p>
      <text:p text:style-name="P3"><text:span text:style-name="T6">schriftErstellen(int, int, String):</text:span> Erstellt einen neues Feld an einer bestimmten Stelle und legt fest, was für ein Text angezeigt werden soll.</text:p>
      <text:p text:style-name="P3"><text:span text:style-name="T6">levelErstellen():</text:span> Erstellt, gemäß dem ausgewählten Level Boote (Klasse: Boot), Flugzeuge (Klasse: attacking) und PowerUps (Klasse: PowerUps).</text:p>
      <text:p text:style-name="Standard"><text:span text:style-name="T6">Wichtige Attribute sind:</text:span></text:p>
      <text:p text:style-name="P4"><text:span text:style-name="T6">warnung:</text:span> Boolean, der bestimmt, ob die Warnung, dass der Spieler zu nah am Rand des Spielfeldes ist nagezeigt wird oder nicht.</text:p>
      <text:p text:style-name="P4"/>
      <text:p text:style-name="P7"/>
      <text:p text:style-name="P8"><text:span text:style-name="T5">S</text:span><text:span text:style-name="T4">hot</text:span></text:p>
      <text:p text:style-name="P2"><text:span text:style-name="T6">Beschreibung:</text:span></text:p>
      <text:p text:style-name="Standard"><text:span text:style-name="T6"><text:tab/></text:span><text:span text:style-name="T13">Die Klasse eines</text:span> Schuss<text:span text:style-name="T13">es,</text:span> der beispielsweise von <text:tab/>Flugzeugen ausgelöst werdne kann, eine bestimmte Strecke <text:tab/>in eine vorgegebene Richtung fliegt und sich dann selbst <text:tab/>löscht</text:p>
      <text:p text:style-name="P2"><text:span text:style-name="T6">Wichtige Methoden sind:</text:span></text:p>
      <text:p text:style-name="P2"><text:span text:style-name="T7"><text:tab/></text:span><text:span text:style-name="T8">isFrom(</text:span><text:span text:style-name="T9">Actor</text:span><text:span text:style-name="T8">):</text:span> Überprüft ob die Übergebene Referenz mit <text:tab/>dem Erzeuger des Schusses übereinstimmt</text:p>
      <text:p text:style-name="P2"><text:span text:style-name="T6"/></text:p>
      <text:p text:style-name="P8"><text:span text:style-name="T4">attacking</text:span></text:p>
      <text:p text:style-name="P9"><text:soft-page-break/><text:span text:style-name="T6">Beschreibung:</text:span></text:p>
      <text:p text:style-name="P9"><text:span text:style-name="T6"><text:tab/></text:span><text:span text:style-name="T15">Die Klasse eines feindliches Flugzeuges, das dem <text:tab/>Spielerflugzeug flolgt und in vorgegebenen Intervallen <text:tab/>Schüsse auslöst, wenn sich das Spielerflugzeug in der Nähe <text:tab/>befindet</text:span></text:p>
      <text:p text:style-name="P10">Wichtige Methoden sind:</text:p>
      <text:p text:style-name="P11"><text:span text:style-name="T16"><text:tab/>shoot(): </text:span>Löst einen Schuss mit Position und <text:tab/>Bewegungsrichtung des Objektes aus</text:p>
      <text:p text:style-name="P11"><text:tab/></text:p>
      <text:p text:style-name="P11"><text:tab/><text:span text:style-name="T10">touched():</text:span><text:span text:style-name="T14"> Überprüft, ob das Objekt von einem fremden <text:tab/>Schuss berührt wird; Zerstört in diesem Fall den Schuss und, <text:tab/>nachdem es alls feindlichen Schüsse zerstört hat, sich selbst</text:span></text:p>
      <text:p text:style-name="P11"/>
      <text:p text:style-name="P11"><text:tab/><text:span text:style-name="T10">turntoplain():</text:span><text:span text:style-name="T14"> Dreht sich -um eine vorgegebene Anzahle an <text:tab/>Aufrefen der act- Methode verspätet- in Richtung des <text:tab/>angreifenden Flugzeuges</text:span></text:p>
      <text:p text:style-name="P11"><text:tab/></text:p>
      <text:p text:style-name="P16">Wichtige Attribute sind:</text:p>
      <text:p text:style-name="P12"><text:tab/><text:span text:style-name="T11">lastShot:</text:span><text:span text:style-name="T17"> Ein Zähler, aus dem sich ablesen lässt wie viele <text:tab/>act-<text:tab/>Methoden der letzte Schuss zurück liegt</text:span></text:p>
      <text:p text:style-name="P12"/>
      <text:p text:style-name="P12"><text:tab/><text:span text:style-name="T11">delay</text:span><text:span text:style-name="T17">: Die Anzahl der act-Methoden, um die sich das Objekt <text:tab/>verspätet zum Spielerflugzeug drehen soll</text:span></text:p>
      <text:p text:style-name="P12"/>
      <text:p text:style-name="P19">MovedObject</text:p>
      <text:p text:style-name="P17">Beschreibung:</text:p>
      <text:p text:style-name="P13"><text:tab/>Die Superklasse für alle Objekte, die sich ausschließlich <text:tab/>relativ zum Boden bewegen müssen (d.h. Schüsse und <text:tab/>angreifende Flugzeuge). <text:span text:style-name="T18">Zusätzlich unterstützt es einen <text:tab/>Bildwechsel des Objektes</text:span></text:p>
      <text:p text:style-name="P13"/>
      <text:p text:style-name="P17">Wichtige Methoden sind:</text:p>
      <text:p text:style-name="P11"><text:tab/><text:span text:style-name="T10">getNewPosition(</text:span><text:span text:style-name="T11">int</text:span><text:span text:style-name="T10">, int):</text:span><text:span text:style-name="T14"> Gibt die Position zurück, die das <text:tab/>Objekt besitzt wenn es sich um eine bestimmte Schrittanzahl <text:tab/>in eine bestimmte Richtung bewegen würde</text:span></text:p>
      <text:p text:style-name="P11"><text:tab/></text:p>
      <text:p text:style-name="P14"><text:tab/><text:span text:style-name="T11">getPosition():</text:span><text:span text:style-name="T17"> Ein Äquivalent der Methode der Superklasse, <text:tab/>welches allerdings nicht die absolute, sondern die Position <text:tab/>relativ zum Boden abfragt</text:span></text:p>
      <text:p text:style-name="P14"><text:tab/></text:p>
      <text:p text:style-name="P14"><text:tab/><text:span text:style-name="T11">move():</text:span><text:span text:style-name="T17"> Ein Äquivalent der Methode der Superklasse, <text:tab/>welches allerdings nicht die absolute, sondern die Position <text:tab/>relativ zum Boden ändert</text:span></text:p>
      <text:p text:style-name="P14"><text:tab/></text:p>
      <text:p text:style-name="P14"><text:soft-page-break/><text:tab/><text:span text:style-name="T11">setLocation2(int, int):</text:span><text:span text:style-name="T17"> Ein Äquivalent der Methode der <text:tab/>Superklasse, welches allerdings nicht die absolute, sondern <text:tab/>die Position relativ zum Boden überschreibt</text:span></text:p>
      <text:p text:style-name="P14"><text:tab/></text:p>
      <text:p text:style-name="P18">Wichtige Attribute sind:</text:p>
      <text:p text:style-name="P15"><text:tab/><text:span text:style-name="T8">onMapPosition:</text:span> Die Position relativ zum Boden</text:p>
      <text:p text:style-name="P15"><text:tab/></text:p>
      <text:p text:style-name="P15"><text:tab/><text:span text:style-name="T8">imagelist:</text:span> Eine Liste aller Bilder, zwischen denen das Objekt <text:tab/>wechseln soll</text:p>
      <text:p text:style-name="P15"><text:tab/></text:p>
      <text:p text:style-name="P15"><text:tab/><text:span text:style-name="T8">propellerDrehgesch:</text:span> Die Geschwindigkeit des Bildwechsels</text:p>
      <text:p text:style-name="P15"/>
      <text:p text:style-name="P20">MyActor</text:p>
      <text:p text:style-name="P18">Beschreibung:</text:p>
      <text:p text:style-name="P15"><text:tab/>Eine Klasse, welche als Bibljothek nützliche Methoden, <text:tab/>sowie Hilfen für das Arbeiten mit Zuständen bereitstellt</text:p>
      <text:p text:style-name="P15"/>
      <text:p text:style-name="P18">Wichtige Methoden sind:</text:p>
      <text:p text:style-name="P15"><text:tab/><text:span text:style-name="T8">setState(String):</text:span> Setzt den Status auf den übergebenen <text:tab/>Wert</text:p>
      <text:p text:style-name="P15"><text:tab/></text:p>
      <text:p text:style-name="P15"><text:tab/><text:span text:style-name="T8">getState():</text:span> Gibt den aktuellen Status</text:p>
      <text:p text:style-name="P15"><text:tab/></text:p>
      <text:p text:style-name="P15"><text:tab/><text:span text:style-name="T8">isState(String):</text:span> Überprüft, ob der übergebene Wert dem <text:tab/>aktuellen Status entspricht</text:p>
      <text:p text:style-name="P15"><text:tab/></text:p>
      <text:p text:style-name="P15"><text:tab/><text:span text:style-name="T8">getWorld():</text:span> Gibt die Welt des Objektes der Klasse Welt <text:tab/>( nicht, wie in der Superklasse World) zurück</text:p>
      <text:p text:style-name="P15"><text:tab/></text:p>
      <text:p text:style-name="P15"><text:tab/><text:span text:style-name="T8">getIntersectingObjects2(java.lang.Class&lt;Actor&gt;):</text:span> Ein <text:tab/>Äquivalent zur Methode der Superklasse, allerdings unter <text:tab/>einem Anderen Berechtigungskontext</text:p>
      <text:p text:style-name="P15"/>
      <text:p text:style-name="P18">Wichtige Attribute sind:</text:p>
      <text:p text:style-name="P15"><text:tab/><text:span text:style-name="T8">state:</text:span> Der Status des Objek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141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701cm" fo:margin-right="4.0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Funke</meta:initial-creator>
    <meta:editing-cycles>13</meta:editing-cycles>
    <meta:creation-date>2018-07-01T09:37:00</meta:creation-date>
    <dc:date>2018-07-02T15:48:16.522543221</dc:date>
    <meta:editing-duration>PT13M15S</meta:editing-duration>
    <meta:generator>LibreOffice/5.1.6.2$Linux_X86_64 LibreOffice_project/10m0$Build-2</meta:generator>
    <meta:document-statistic meta:table-count="0" meta:image-count="0" meta:object-count="0" meta:page-count="10" meta:paragraph-count="238" meta:word-count="2227" meta:character-count="16201" meta:non-whitespace-character-count="141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